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50000002AF7900AC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28.702cm" fo:break-before="page" table:align="margins"/>
    </style:style>
    <style:style style:name="Таблица1.A" style:family="table-column">
      <style:table-column-properties style:column-width="9.4cm" style:rel-column-width="21462*"/>
    </style:style>
    <style:style style:name="Таблица1.B" style:family="table-column">
      <style:table-column-properties style:column-width="9.901cm" style:rel-column-width="22606*"/>
    </style:style>
    <style:style style:name="Таблица1.C" style:family="table-column">
      <style:table-column-properties style:column-width="9.402cm" style:rel-column-width="21467*"/>
    </style:style>
    <style:style style:name="Таблица1.1" style:family="table-row">
      <style:table-row-properties style:min-row-height="0.728cm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0.002cm solid #000000" fo:border-right="0.002cm solid #000000" fo:border-top="none" fo:border-bottom="none"/>
    </style:style>
    <style:style style:name="Таблица3" style:family="table">
      <style:table-properties style:width="9.204cm" table:align="margins"/>
    </style:style>
    <style:style style:name="Таблица3.A" style:family="table-column">
      <style:table-column-properties style:column-width="4.475cm" style:rel-column-width="31869*"/>
    </style:style>
    <style:style style:name="Таблица3.B" style:family="table-column">
      <style:table-column-properties style:column-width="4.729cm" style:rel-column-width="33666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002cm solid #000000" fo:border-right="none" fo:border-top="none" fo:border-bottom="none"/>
    </style:style>
    <style:style style:name="Таблица3.A2" style:family="table-cell">
      <style:table-cell-properties fo:padding="0.097cm" fo:border-left="none" fo:border-right="none" fo:border-top="0.002cm solid #000000" fo:border-bottom="0.002cm solid #000000"/>
    </style:style>
    <style:style style:name="Таблица3.B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A3" style:family="table-cell">
      <style:table-cell-properties fo:padding="0.097cm" fo:border-left="none" fo:border-right="none" fo:border-top="none" fo:border-bottom="0.002cm solid #000000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5" style:family="table">
      <style:table-properties style:width="9.204cm" table:align="margins"/>
    </style:style>
    <style:style style:name="Таблица5.A" style:family="table-column">
      <style:table-column-properties style:column-width="4.602cm" style:rel-column-width="32767*"/>
    </style:style>
    <style:style style:name="Таблица5.B" style:family="table-column">
      <style:table-column-properties style:column-width="4.602cm" style:rel-column-width="32768*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0.002cm solid #000000" fo:border-right="none" fo:border-top="none" fo:border-bottom="none"/>
    </style:style>
    <style:style style:name="Таблица5.A2" style:family="table-cell">
      <style:table-cell-properties fo:padding="0.097cm" fo:border-left="none" fo:border-right="none" fo:border-top="0.002cm solid #000000" fo:border-bottom="0.002cm solid #000000"/>
    </style:style>
    <style:style style:name="Таблица5.B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A3" style:family="table-cell">
      <style:table-cell-properties fo:padding="0.097cm" fo:border-left="none" fo:border-right="none" fo:border-top="none" fo:border-bottom="0.002cm solid #000000"/>
    </style:style>
    <style:style style:name="Таблица5.B3" style:family="table-cell">
      <style:table-cell-properties fo:padding="0.097cm" fo:border-left="0.002cm solid #000000" fo:border-right="none" fo:border-top="none" fo:border-bottom="0.002cm solid #000000"/>
    </style:style>
    <style:style style:name="Таблица2" style:family="table">
      <style:table-properties style:width="9.707cm" table:align="margins"/>
    </style:style>
    <style:style style:name="Таблица2.A" style:family="table-column">
      <style:table-column-properties style:column-width="4.852cm" style:rel-column-width="32761*"/>
    </style:style>
    <style:style style:name="Таблица2.B" style:family="table-column">
      <style:table-column-properties style:column-width="4.854cm" style:rel-column-width="32774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02cm solid #000000" fo:border-right="none" fo:border-top="none" fo:border-bottom="none"/>
    </style:style>
    <style:style style:name="Таблица2.A2" style:family="table-cell">
      <style:table-cell-properties fo:padding="0.097cm" fo:border-left="none" fo:border-right="none" fo:border-top="0.002cm solid #000000" fo:border-bottom="0.002cm solid #000000"/>
    </style:style>
    <style:style style:name="Таблица2.B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A3" style:family="table-cell">
      <style:table-cell-properties fo:padding="0.097cm" fo:border-left="none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none" fo:border-top="none" fo:border-bottom="0.002cm solid #000000"/>
    </style:style>
    <style:style style:name="Таблица2.A16" style:family="table-cell">
      <style:table-cell-properties fo:padding="0.097cm" fo:border-left="none" fo:border-right="none" fo:border-top="0.002cm solid #000000" fo:border-bottom="none"/>
    </style:style>
    <style:style style:name="Таблица2.B16" style:family="table-cell">
      <style:table-cell-properties fo:padding="0.097cm" fo:border-left="0.002cm solid #000000" fo:border-right="none" fo:border-top="0.002cm solid #000000" fo:border-bottom="none"/>
    </style:style>
    <style:style style:name="Таблица4" style:family="table">
      <style:table-properties style:width="9.209cm" table:align="margins"/>
    </style:style>
    <style:style style:name="Таблица4.A" style:family="table-column">
      <style:table-column-properties style:column-width="4.604cm" style:rel-column-width="32767*"/>
    </style:style>
    <style:style style:name="Таблица4.B" style:family="table-column">
      <style:table-column-properties style:column-width="4.606cm" style:rel-column-width="32768*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0.002cm solid #000000" fo:border-right="none" fo:border-top="none" fo:border-bottom="none"/>
    </style:style>
    <style:style style:name="Таблица4.A2" style:family="table-cell">
      <style:table-cell-properties fo:padding="0.097cm" fo:border-left="none" fo:border-right="none" fo:border-top="0.002cm solid #000000" fo:border-bottom="0.002cm solid #000000"/>
    </style:style>
    <style:style style:name="Таблица4.B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A3" style:family="table-cell">
      <style:table-cell-properties fo:padding="0.097cm" fo:border-left="none" fo:border-right="none" fo:border-top="none" fo:border-bottom="0.002cm solid #000000"/>
    </style:style>
    <style:style style:name="Таблица4.B3" style:family="table-cell">
      <style:table-cell-properties fo:padding="0.097cm" fo:border-left="0.002cm solid #000000" fo:border-right="none" fo:border-top="none" fo:border-bottom="0.002cm solid #000000"/>
    </style:style>
    <style:style style:name="Таблица4.A15" style:family="table-cell">
      <style:table-cell-properties fo:padding="0.097cm" fo:border-left="none" fo:border-right="none" fo:border-top="0.002cm solid #000000" fo:border-bottom="none"/>
    </style:style>
    <style:style style:name="Таблица4.B15" style:family="table-cell">
      <style:table-cell-properties fo:padding="0.097cm" fo:border-left="0.002cm solid #000000" fo:border-right="none" fo:border-top="0.002cm solid #000000" fo:border-bottom="none"/>
    </style:style>
    <style:style style:name="Таблица4.16" style:family="table-row">
      <style:table-row-properties style:min-row-height="0.425cm"/>
    </style:style>
    <style:style style:name="Таблица7" style:family="table">
      <style:table-properties style:width="9.209cm" table:align="margins"/>
    </style:style>
    <style:style style:name="Таблица7.A" style:family="table-column">
      <style:table-column-properties style:column-width="4.604cm" style:rel-column-width="32767*"/>
    </style:style>
    <style:style style:name="Таблица7.B" style:family="table-column">
      <style:table-column-properties style:column-width="4.606cm" style:rel-column-width="32768*"/>
    </style:style>
    <style:style style:name="Таблица7.A1" style:family="table-cell">
      <style:table-cell-properties fo:padding="0.097cm" fo:border="none"/>
    </style:style>
    <style:style style:name="Таблица7.B1" style:family="table-cell">
      <style:table-cell-properties fo:padding="0.097cm" fo:border-left="0.002cm solid #000000" fo:border-right="none" fo:border-top="none" fo:border-bottom="none"/>
    </style:style>
    <style:style style:name="Таблица7.A2" style:family="table-cell">
      <style:table-cell-properties fo:padding="0.097cm" fo:border-left="none" fo:border-right="none" fo:border-top="0.002cm solid #000000" fo:border-bottom="0.002cm solid #000000"/>
    </style:style>
    <style:style style:name="Таблица7.B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A3" style:family="table-cell">
      <style:table-cell-properties fo:padding="0.097cm" fo:border-left="none" fo:border-right="none" fo:border-top="none" fo:border-bottom="0.002cm solid #000000"/>
    </style:style>
    <style:style style:name="Таблица7.B3" style:family="table-cell">
      <style:table-cell-properties fo:padding="0.097cm" fo:border-left="0.002cm solid #000000" fo:border-right="none" fo:border-top="none" fo:border-bottom="0.002cm solid #000000"/>
    </style:style>
    <style:style style:name="Таблица7.A7" style:family="table-cell">
      <style:table-cell-properties fo:padding="0.097cm" fo:border-left="none" fo:border-right="none" fo:border-top="0.002cm solid #000000" fo:border-bottom="none"/>
    </style:style>
    <style:style style:name="Таблица7.B7" style:family="table-cell">
      <style:table-cell-properties fo:padding="0.097cm" fo:border-left="0.002cm solid #000000" fo:border-right="none" fo:border-top="0.002cm solid #000000" fo:border-bottom="non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ext_20_body">
      <style:text-properties fo:font-size="8pt" style:font-size-asian="8pt" style:font-size-complex="8pt"/>
    </style:style>
    <style:style style:name="P12" style:family="paragraph" style:parent-style-name="Text_20_body">
      <style:text-properties fo:font-size="9pt" style:font-size-asian="9pt" style:font-size-complex="9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/>
            <text:p text:style-name="P5">Настройки</text:p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/var/log/</text:p>
                </table:table-cell>
                <table:table-cell table:style-name="Таблица3.B1" office:value-type="string">
                  <text:p text:style-name="P1">Все журналы событий</text:p>
                  <text:p text:style-name="P1"/>
                </table:table-cell>
              </table:table-row>
              <table:table-row>
                <table:table-cell table:style-name="Таблица3.A2" office:value-type="string">
                  <text:p text:style-name="P1">/etc</text:p>
                </table:table-cell>
                <table:table-cell table:style-name="Таблица3.B2" office:value-type="string">
                  <text:p text:style-name="P1">Каталог в котором в основном хранятся конфигурационные файлы</text:p>
                  <text:p text:style-name="P1"/>
                </table:table-cell>
              </table:table-row>
              <table:table-row>
                <table:table-cell table:style-name="Таблица3.A3" office:value-type="string">
                  <text:p text:style-name="P1">/etc/passwd</text:p>
                </table:table-cell>
                <table:table-cell table:style-name="Таблица3.B3" office:value-type="string">
                  <text:p text:style-name="P1">файл, так сказать паролей, в котором так же содержится информация о пути к домашнему каталогу пользователя и т.д. (Можно редактировать при помощи редактора: vipw)</text:p>
                  <text:p text:style-name="P1"/>
                </table:table-cell>
              </table:table-row>
              <table:table-row>
                <table:table-cell table:style-name="Таблица3.A3" office:value-type="string">
                  <text:p text:style-name="P1">/etc/group</text:p>
                </table:table-cell>
                <table:table-cell table:style-name="Таблица3.B3" office:value-type="string">
                  <text:p text:style-name="P1">файл, содержащий информацию о группах (редактировать можно при помощи редактора: vigr)</text:p>
                  <text:p text:style-name="P1"/>
                </table:table-cell>
              </table:table-row>
              <table:table-row>
                <table:table-cell table:style-name="Таблица3.A3" office:value-type="string">
                  <text:p text:style-name="P1">/etc/.skel</text:p>
                </table:table-cell>
                <table:table-cell table:style-name="Таблица3.B3" office:value-type="string">
                  <text:p text:style-name="P1">Содержит файлы, которые являются настройками и которые будут перемещены в каталог новосозданного пользователя</text:p>
                  <text:p text:style-name="P1"/>
                </table:table-cell>
              </table:table-row>
              <table:table-row>
                <table:table-cell table:style-name="Таблица3.A1" office:value-type="string">
                  <text:p text:style-name="P1">CUPS находится по адресу http://localhost:631/</text:p>
                </table:table-cell>
                <table:table-cell table:style-name="Таблица3.B1" office:value-type="string">
                  <text:p text:style-name="P1">Web-интерфейс к системе печати</text:p>
                  <text:p text:style-name="P1"/>
                </table:table-cell>
              </table:table-row>
              <table:table-row>
                <table:table-cell table:style-name="Таблица3.A1" table:number-columns-spanned="2" office:value-type="string">
                  <text:p text:style-name="P1"/>
                  <text:p text:style-name="P5"><text:span text:style-name="T2">OpenRC</text:span> </text:p>
                  <text:p text:style-name="P2">основанная на зависимостях система запуска стартовых скриптов</text:p>
                  <text:p text:style-name="P2"/>
                </table:table-cell>
                <table:covered-table-cell/>
              </table:table-row>
              <table:table-row>
                <table:table-cell table:style-name="Таблица3.A1" office:value-type="string">
                  <text:p text:style-name="P1">rc-update</text:p>
                </table:table-cell>
                <table:table-cell table:style-name="Таблица3.B1" office:value-type="string">
                  <text:p text:style-name="P1">удаляет и добавляет сервисы из автозапуска. </text:p>
                  <text:p text:style-name="P1">Н-р: rc-update add cupsd default </text:p>
                </table:table-cell>
              </table:table-row>
              <table:table-row>
                <table:table-cell table:style-name="Таблица3.A2" office:value-type="string">
                  <text:p text:style-name="P1">rc-update -v</text:p>
                </table:table-cell>
                <table:table-cell table:style-name="Таблица3.B2" office:value-type="string">
                  <text:p text:style-name="P1">Показать все вкл/выкл сервисы</text:p>
                </table:table-cell>
              </table:table-row>
              <table:table-row>
                <table:table-cell table:style-name="Таблица3.A3" office:value-type="string">
                  <text:p text:style-name="P1">rc-update show</text:p>
                </table:table-cell>
                <table:table-cell table:style-name="Таблица3.B3" office:value-type="string">
                  <text:p text:style-name="P1">Покажет все сервисы задействованные с каким-то уровнем</text:p>
                </table:table-cell>
              </table:table-row>
              <table:table-row>
                <table:table-cell table:style-name="Таблица3.A3" office:value-type="string">
                  <text:p text:style-name="P1">rc-status RUNLEVEL</text:p>
                </table:table-cell>
                <table:table-cell table:style-name="Таблица3.B3" office:value-type="string">
                  <text:p text:style-name="P1">показывает информацию о сервисах из конкретного уровня (runlevel). </text:p>
                  <text:p text:style-name="P1">Н-р: rc-status default</text:p>
                </table:table-cell>
              </table:table-row>
              <table:table-row>
                <table:table-cell table:style-name="Таблица3.A1" office:value-type="string">
                  <text:p text:style-name="P1">rc-service SERVICE start/stop/restart</text:p>
                </table:table-cell>
                <table:table-cell table:style-name="Таблица3.B1" office:value-type="string">
                  <text:p text:style-name="P1">служит для запуска службы с конкретными параметрами. </text:p>
                  <text:p text:style-name="P1">Н-р: rc-service mucd restart</text:p>
                </table:table-cell>
              </table:table-row>
              <table:table-row>
                <table:table-cell table:style-name="Таблица3.A1" table:number-columns-spanned="2" office:value-type="string">
                  <text:p text:style-name="P1"/>
                  <text:p text:style-name="P2">Документация (англ. язык)</text:p>
                </table:table-cell>
                <table:covered-table-cell/>
              </table:table-row>
              <table:table-row>
                <table:table-cell table:style-name="Таблица3.A3" office:value-type="string">
                  <text:p text:style-name="P1">man pages</text:p>
                </table:table-cell>
                <table:table-cell table:style-name="Таблица3.B3" office:value-type="string">
                  <text:p text:style-name="P1">man rc-service</text:p>
                  <text:p text:style-name="P1">man rc-status</text:p>
                  <text:p text:style-name="P1">man rc-update</text:p>
                </table:table-cell>
              </table:table-row>
              <table:table-row>
                <table:table-cell table:style-name="Таблица3.A1" office:value-type="string">
                  <text:p text:style-name="P1">Gentoo Linux Documentation (Initscripts)</text:p>
                </table:table-cell>
                <table:table-cell table:style-name="Таблица3.B1" office:value-type="string">
                  <text:p text:style-name="P1"><text:a xlink:type="simple" xlink:href="http://www.gentoo.org/doc/en/handbook/handbook-x86.xml?part=2&amp;chap=4">http://www.gentoo.org/doc/en/handbook/handbook-x86.xml?part=2&amp;chap=4</text:a></text:p>
                </table:table-cell>
              </table:table-row>
            </table:table>
            <text:p text:style-name="P5"><text:soft-page-break/></text:p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">mpkg listgroup ИМЯ_ГРУППЫ</text:p>
                </table:table-cell>
                <table:table-cell table:style-name="Таблица5.B1" office:value-type="string">
                  <text:p text:style-name="P1">показать список пакетов, относящихся к группе</text:p>
                  <text:p text:style-name="P1"/>
                </table:table-cell>
              </table:table-row>
              <table:table-row>
                <table:table-cell table:style-name="Таблица5.A2" office:value-type="string">
                  <text:p text:style-name="P1">mpkg installgroup ИМЯ_ГРУППЫ</text:p>
                </table:table-cell>
                <table:table-cell table:style-name="Таблица5.B2" office:value-type="string">
                  <text:p text:style-name="P1">установить все пакеты из группы или removegroup - удалить все пакеты, относящиеся к группе</text:p>
                  <text:p text:style-name="P1"/>
                </table:table-cell>
              </table:table-row>
              <table:table-row>
                <table:table-cell table:style-name="Таблица5.A3" office:value-type="string">
                  <text:p text:style-name="P1">mpkg-whodepend ПАКЕТ</text:p>
                </table:table-cell>
                <table:table-cell table:style-name="Таблица5.B3" office:value-type="string">
                  <text:p text:style-name="P1">Поиск пакетов, зависящих от введенного</text:p>
                  <text:p text:style-name="P1"/>
                </table:table-cell>
              </table:table-row>
              <table:table-row>
                <table:table-cell table:style-name="Таблица5.A3" office:value-type="string">
                  <text:p text:style-name="P1">mpkg filesearch -v ФАЙЛ</text:p>
                  <text:p text:style-name="P1"/>
                </table:table-cell>
                <table:table-cell table:style-name="Таблица5.B3" office:value-type="string">
                  <text:p text:style-name="P1">Поиск пакетов, содержащих введенный файл</text:p>
                  <text:p text:style-name="P1"/>
                </table:table-cell>
              </table:table-row>
              <table:table-row>
                <table:table-cell table:style-name="Таблица5.A3" office:value-type="string">
                  <text:p text:style-name="P1">mpkg menu</text:p>
                </table:table-cell>
                <table:table-cell table:style-name="Таблица5.B3" office:value-type="string">
                  <text:p text:style-name="P1">показать меню пакетов</text:p>
                  <text:p text:style-name="P1"/>
                </table:table-cell>
              </table:table-row>
              <table:table-row>
                <table:table-cell table:style-name="Таблица5.A2" office:value-type="string">
                  <text:p text:style-name="P1">manager2 </text:p>
                </table:table-cell>
                <table:table-cell table:style-name="Таблица5.B2" office:value-type="string">
                  <text:p text:style-name="P1">графический интерфейс к менеджеру пакетов mpkg. С помощью этой программы можно устанавливать, обновлять и удалять программы</text:p>
                  <text:p text:style-name="P1"/>
                </table:table-cell>
              </table:table-row>
              <table:table-row>
                <table:table-cell table:style-name="Таблица5.A1" office:value-type="string">
                  <text:p text:style-name="P1">/var/log/mpkg-installation.log</text:p>
                </table:table-cell>
                <table:table-cell table:style-name="Таблица5.B1" office:value-type="string">
                  <text:p text:style-name="P1">лог-файл в котором находится информация о ранее установленных/удаленных mpkg из системы пакетах</text:p>
                </table:table-cell>
              </table:table-row>
            </table:table>
            <text:p text:style-name="P10"/>
            <text:p text:style-name="P4"><text:span text:style-name="T2">Внимание!</text:span> Необязательно вводить всякие mpkg ДЕЙСТВИЯ полностью и через пробел, достаточно ввести в терминале «mpkg-» и нажать на клавиатуре клавишу Tab, т.е. mpkg-&lt;Tab&gt;&lt;Tab&gt; и сразу же будут сообщены все возможные варианты для mpkg.</text:p>
          </table:table-cell>
          <table:table-cell table:style-name="Таблица1.B1" office:value-type="string">
            <text:p text:style-name="P5">Часто используемые</text:p>
            <text:p text:style-name="P5">команд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">cat файл</text:p>
                  <text:p text:style-name="P1">less файл</text:p>
                </table:table-cell>
                <table:table-cell table:style-name="Таблица2.B1" office:value-type="string">
                  <text:p text:style-name="P1">Вывести содержимое файла на экран. </text:p>
                </table:table-cell>
              </table:table-row>
              <table:table-row>
                <table:table-cell table:style-name="Таблица2.A2" office:value-type="string">
                  <text:p text:style-name="P1">cd ./каталог</text:p>
                  <text:p text:style-name="P1">cd каталог</text:p>
                  <text:p text:style-name="P1">cd полный_путь_до_каталога</text:p>
                </table:table-cell>
                <table:table-cell table:style-name="Таблица2.B2" office:value-type="string">
                  <text:p text:style-name="P1">Перейти в каталог. Так же здесь, ./ - текущий каталог, cd ../ - перейти в каталог уровнем выше</text:p>
                </table:table-cell>
              </table:table-row>
              <table:table-row>
                <table:table-cell table:style-name="Таблица2.A3" office:value-type="string">
                  <text:p text:style-name="P1">cp файл1 файл2 каталог1</text:p>
                </table:table-cell>
                <table:table-cell table:style-name="Таблица2.B3" office:value-type="string">
                  <text:p text:style-name="P1">Копировать файлы (1, 2) в каталог1</text:p>
                </table:table-cell>
              </table:table-row>
              <table:table-row>
                <table:table-cell table:style-name="Таблица2.A3" office:value-type="string">
                  <text:p text:style-name="P1">tar xvf ИМЯ.tar.?z*</text:p>
                </table:table-cell>
                <table:table-cell table:style-name="Таблица2.B3" office:value-type="string">
                  <text:p text:style-name="P1">Распаковываем любой tar-архив</text:p>
                </table:table-cell>
              </table:table-row>
              <table:table-row>
                <table:table-cell table:style-name="Таблица2.A3" office:value-type="string">
                  <text:p text:style-name="P1">tar Jcf ИМЯ.tar.xz файл1 файл2 файл3</text:p>
                </table:table-cell>
                <table:table-cell table:style-name="Таблица2.B3" office:value-type="string">
                  <text:p text:style-name="P1">Создаем tar-архив с файлами, сжатый с помощью xz. Вместо Jcf можно поставить vcjf <text:s/>и тогда получим tar-архив, сжатый с помощью bzip2, а так же vczf <text:s/>для того что бы tar, сжатый gzip получить.</text:p>
                </table:table-cell>
              </table:table-row>
              <table:table-row>
                <table:table-cell table:style-name="Таблица2.A3" office:value-type="string">
                  <text:p text:style-name="P1">tar xvf ИМЯ.tar.?z* -C /tmp</text:p>
                </table:table-cell>
                <table:table-cell table:style-name="Таблица2.B3" office:value-type="string">
                  <text:p text:style-name="P1">Распаковываем любой tar-архив в каталог /tmp. Для распаковки в текущий просто уберите «-C /tmp»</text:p>
                </table:table-cell>
              </table:table-row>
              <table:table-row>
                <table:table-cell table:style-name="Таблица2.A3" office:value-type="string">
                  <text:p text:style-name="P1">tar vczf ИМЯ.tar.gz файл1 файл2 файл3</text:p>
                </table:table-cell>
                <table:table-cell table:style-name="Таблица2.B3" office:value-type="string">
                  <text:p text:style-name="P1">Создаем tar-архив с файлами, сжатый с помощью gzip</text:p>
                </table:table-cell>
              </table:table-row>
              <table:table-row>
                <table:table-cell table:style-name="Таблица2.A3" office:value-type="string">
                  <text:p text:style-name="P1">tar vcjf ИМЯ.tar.bz2 файл1 файл2 файл3</text:p>
                </table:table-cell>
                <table:table-cell table:style-name="Таблица2.B3" office:value-type="string">
                  <text:p text:style-name="P1">аналогично, но сжатый с помощью bzip2</text:p>
                </table:table-cell>
              </table:table-row>
              <table:table-row>
                <table:table-cell table:style-name="Таблица2.A3" office:value-type="string">
                  <text:p text:style-name="P1">tar Jcf ./ИМЯ.tar.xz --ignore-failed-read файл1 каталог/</text:p>
                </table:table-cell>
                <table:table-cell table:style-name="Таблица2.B3" office:value-type="string">
                  <text:p text:style-name="P1">аналогично, но сжатый с помощью xz и без обращения внимания на файлы, которых возможно нет в текущем каталоге</text:p>
                </table:table-cell>
              </table:table-row>
              <table:table-row>
                <table:table-cell table:style-name="Таблица2.A3" office:value-type="string">
                  <text:p text:style-name="P1">ls ./</text:p>
                  <text:p text:style-name="P1">ls -l ./</text:p>
                  <text:p text:style-name="P1">ls -la $HOME</text:p>
                  <text:p text:style-name="P1">ls -ld $HOME</text:p>
                </table:table-cell>
                <table:table-cell table:style-name="Таблица2.B3" office:value-type="string">
                  <text:p text:style-name="P1">Показать содержимое текущего каталога, а точнее список файлов. Полезные ключи: -a, -l и -dla, последний может быть полезен, если потребуется узнать права <text:s/>на каталог. </text:p>
                  <text:p text:style-name="P1">Например: ls -ld /tmp</text:p>
                </table:table-cell>
              </table:table-row>
              <table:table-row>
                <table:table-cell table:style-name="Таблица2.A3" office:value-type="string">
                  <text:p text:style-name="P1">mkdir -p имя_каталога</text:p>
                </table:table-cell>
                <table:table-cell table:style-name="Таблица2.B3" office:value-type="string">
                  <text:p text:style-name="P1">Создать каталог</text:p>
                </table:table-cell>
              </table:table-row>
              <table:table-row>
                <table:table-cell table:style-name="Таблица2.A3" office:value-type="string">
                  <text:p text:style-name="P1">mv file1 file2</text:p>
                </table:table-cell>
                <table:table-cell table:style-name="Таблица2.B3" office:value-type="string">
                  <text:p text:style-name="P1">Переименовать файл(ы), а так же mv служит для перемещения файлов</text:p>
                </table:table-cell>
              </table:table-row>
              <table:table-row>
                <table:table-cell table:style-name="Таблица2.A3" office:value-type="string">
                  <text:p text:style-name="P1">rm файл</text:p>
                </table:table-cell>
                <table:table-cell table:style-name="Таблица2.B3" office:value-type="string">
                  <text:p text:style-name="P1">Удалить файл</text:p>
                </table:table-cell>
              </table:table-row>
              <table:table-row>
                <table:table-cell table:style-name="Таблица2.A3" office:value-type="string">
                  <text:p text:style-name="P1">rmdir каталог</text:p>
                </table:table-cell>
                <table:table-cell table:style-name="Таблица2.B3" office:value-type="string">
                  <text:p text:style-name="P1">Удалить пустой каталог</text:p>
                </table:table-cell>
              </table:table-row>
              <table:table-row>
                <table:table-cell table:style-name="Таблица2.A3" office:value-type="string">
                  <text:p text:style-name="P1">rm -rf КАТАЛОГ</text:p>
                </table:table-cell>
                <table:table-cell table:style-name="Таблица2.B3" office:value-type="string">
                  <text:p text:style-name="P1">Удалить каталог(и) с содержимым (или рекурсивное удаление дерева каталогов). </text:p>
                  <text:p text:style-name="P1">После rm можете поставить ключ -v и тогда получите вывод имени каждого файла перед его удалением.</text:p>
                </table:table-cell>
              </table:table-row>
              <table:table-row>
                <table:table-cell table:style-name="Таблица2.A16" office:value-type="string">
                  <text:p text:style-name="P1">find ./ -name *ili*</text:p>
                </table:table-cell>
                <table:table-cell table:style-name="Таблица2.B16" office:value-type="string">
                  <text:p text:style-name="P1">Найти в текущем каталоге (./) любой файл/каталог содержащий в имени буквы ili</text:p>
                  <text:p text:style-name="P1"/>
                </table:table-cell>
              </table:table-row>
              <table:table-row>
                <table:table-cell table:style-name="Таблица2.A1" office:value-type="string">
                  <text:p text:style-name="P1"><text:soft-page-break/>find -size +5M</text:p>
                </table:table-cell>
                <table:table-cell table:style-name="Таблица2.B1" office:value-type="string">
                  <text:p text:style-name="P1">Поиск файлов больше 5 Mb</text:p>
                  <text:p text:style-name="P1"/>
                </table:table-cell>
              </table:table-row>
              <table:table-row>
                <table:table-cell table:style-name="Таблица2.A2" office:value-type="string">
                  <text:p text:style-name="P1">find /home -size -1024k</text:p>
                </table:table-cell>
                <table:table-cell table:style-name="Таблица2.B2" office:value-type="string">
                  <text:p text:style-name="P1">Вывести список файлов в каталоге /home, размер которых меньше 1024 килобайт, здесь , если «+» вместо «-» , то больше</text:p>
                </table:table-cell>
              </table:table-row>
              <table:table-row>
                <table:table-cell table:style-name="Таблица2.A3" office:value-type="string">
                  <text:p text:style-name="P1">du ПОЛНЫЙ_ПУТЬ_до_КАТАЛОГА</text:p>
                </table:table-cell>
                <table:table-cell table:style-name="Таблица2.B3" office:value-type="string">
                  <text:p text:style-name="P1">Вывод размера всех файлов из каталога (сколько занимают файлы из конкретного каталога) и сумма размера всех файлов в конце</text:p>
                </table:table-cell>
              </table:table-row>
              <table:table-row>
                <table:table-cell table:style-name="Таблица2.A2" office:value-type="string">
                  <text:p text:style-name="P1">grep -r agilia /etc</text:p>
                </table:table-cell>
                <table:table-cell table:style-name="Таблица2.B2" office:value-type="string">
                  <text:p text:style-name="P9">Поиск по содержимому файлов на слово agilia в каталоге /etc</text:p>
                </table:table-cell>
              </table:table-row>
              <table:table-row>
                <table:table-cell table:style-name="Таблица2.A3" office:value-type="string">
                  <text:p text:style-name="P1">pkill -9 НАЗВАНИЕ_ПРОГРАММЫ</text:p>
                </table:table-cell>
                <table:table-cell table:style-name="Таблица2.B3" office:value-type="string">
                  <text:p text:style-name="P1">Убить процесс/программу</text:p>
                </table:table-cell>
              </table:table-row>
              <table:table-row>
                <table:table-cell table:style-name="Таблица2.A3" office:value-type="string">
                  <text:p text:style-name="P1">ln -s файл название_ссылки</text:p>
                </table:table-cell>
                <table:table-cell table:style-name="Таблица2.B3" office:value-type="string">
                  <text:p text:style-name="P1">Создать символьную ссылку на файл</text:p>
                </table:table-cell>
              </table:table-row>
              <table:table-row>
                <table:table-cell table:style-name="Таблица2.A3" office:value-type="string">
                  <text:p text:style-name="P1">ps [options]</text:p>
                  <text:p text:style-name="P1">ps aux | grep "ps aux" | grep -v grep</text:p>
                </table:table-cell>
                <table:table-cell table:style-name="Таблица2.B3" office:value-type="string">
                  <text:p text:style-name="P1">Показать процессы. <text:s/></text:p>
                  <text:p text:style-name="P1">Н-р: ps aux | grep command</text:p>
                </table:table-cell>
              </table:table-row>
              <table:table-row>
                <table:table-cell table:style-name="Таблица2.A3" office:value-type="string">
                  <text:p text:style-name="P1">su - имя_пользователя</text:p>
                </table:table-cell>
                <table:table-cell table:style-name="Таблица2.B3" office:value-type="string">
                  <text:p text:style-name="P1">Стать другим <text:s/>пользователем. Например: «su -» - Стать администратором системы (root). </text:p>
                </table:table-cell>
              </table:table-row>
              <table:table-row>
                <table:table-cell table:style-name="Таблица2.A3" office:value-type="string">
                  <text:p text:style-name="P1">sudo command</text:p>
                </table:table-cell>
                <table:table-cell table:style-name="Таблица2.B3" office:value-type="string">
                  <text:p text:style-name="P1">Выполнить команду от имени root, обладая правами обычного пользователя, прежде необходимо настроить sudo через файл /etc/sudoers или visudo</text:p>
                </table:table-cell>
              </table:table-row>
              <table:table-row>
                <table:table-cell table:style-name="Таблица2.A1" office:value-type="string">
                  <text:p text:style-name="P1">команда &gt; файл</text:p>
                </table:table-cell>
                <table:table-cell table:style-name="Таблица2.B1" office:value-type="string">
                  <text:p text:style-name="P3">Направить поток вывода команды в файл (перезаписать содержимое). Если вместо «&gt;» поставить «&gt;&gt;» просто строками ниже к содержимому файла допишите что-то новое</text:p>
                </table:table-cell>
              </table:table-row>
            </table:table>
            <text:p text:style-name="P11"/>
            <text:p text:style-name="P11"/>
            <text:p text:style-name="P11"/>
            <text:p text:style-name="P12"/>
            <text:p text:style-name="P4"/>
            <text:p text:style-name="P4"/>
            <text:p text:style-name="P4"/>
            <text:p text:style-name="P4"/>
            <text:p text:style-name="P4"><text:bookmark text:name="id2568255"/>This document may be used under the terms the GNU General Public License version 3 or higher.</text:p>
            <text:p text:style-name="P4"/>
            <text:p text:style-name="P4">Этот документ может быть использован на условиях лицензии GPL версии 3 или выше.</text:p>
            <text:p text:style-name="P4"/>
            <text:p text:style-name="P4">Copyright © 2011 NK</text:p>
          </table:table-cell>
          <table:table-cell table:style-name="Таблица1.A1" office:value-type="string">
            <text:p text:style-name="P6">MPKG</text:p>
            <text:p text:style-name="P2">менеджер пакетов</text:p>
            <text:p text:style-name="P2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">mpkg install пакет1 пакет2</text:p>
                </table:table-cell>
                <table:table-cell table:style-name="Таблица4.B1" office:value-type="string">
                  <text:p text:style-name="P1">установить пакет(ы)</text:p>
                  <text:p text:style-name="P1"/>
                </table:table-cell>
              </table:table-row>
              <table:table-row>
                <table:table-cell table:style-name="Таблица4.A2" office:value-type="string">
                  <text:p text:style-name="P1">mpkg purge ПАКЕТ</text:p>
                </table:table-cell>
                <table:table-cell table:style-name="Таблица4.B2" office:value-type="string">
                  <text:p text:style-name="P1">удалить пакет(ы), включая конфигурационные файлы 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show ИМЯ_ПАКЕТА</text:p>
                </table:table-cell>
                <table:table-cell table:style-name="Таблица4.B3" office:value-type="string">
                  <text:p text:style-name="P1">показать полную информацию о пакете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search agilia</text:p>
                </table:table-cell>
                <table:table-cell table:style-name="Таблица4.B3" office:value-type="string">
                  <text:p text:style-name="P1">поиск пакетов по имени 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searchdescription agilia </text:p>
                </table:table-cell>
                <table:table-cell table:style-name="Таблица4.B3" office:value-type="string">
                  <text:p text:style-name="P1">поиск пакетов по описанию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list_rep </text:p>
                </table:table-cell>
                <table:table-cell table:style-name="Таблица4.B3" office:value-type="string">
                  <text:p text:style-name="P1">вывести список репозиториев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getrepositorylist</text:p>
                </table:table-cell>
                <table:table-cell table:style-name="Таблица4.B3" office:value-type="string">
                  <text:p text:style-name="P1">получить список репозиториев с сервера (agilialinux.ru)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add_rep http://адрес</text:p>
                </table:table-cell>
                <table:table-cell table:style-name="Таблица4.B3" office:value-type="string">
                  <text:p text:style-name="P1">добавить репозиторий или delete_rep, чтобы удалить 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enable_rep НОМЕР</text:p>
                  <text:p text:style-name="P1"/>
                  <text:p text:style-name="P1">(номер см. mpkg list_rep)</text:p>
                </table:table-cell>
                <table:table-cell table:style-name="Таблица4.B3" office:value-type="string">
                  <text:p text:style-name="P1">включить репозиторий из mpkg list_rep или disable_rep - отключить репозиторий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update</text:p>
                </table:table-cell>
                <table:table-cell table:style-name="Таблица4.B3" office:value-type="string">
                  <text:p text:style-name="P1">обновить информацию из репозиториев , в частности информацию о новых пакетах и обновлениях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listupdates</text:p>
                </table:table-cell>
                <table:table-cell table:style-name="Таблица4.B3" office:value-type="string">
                  <text:p text:style-name="P1">вывести список доступных обновлений 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upgradeall</text:p>
                </table:table-cell>
                <table:table-cell table:style-name="Таблица4.B3" office:value-type="string">
                  <text:p text:style-name="P1">обновить все установленные пакеты 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upgrade ИМЯ_ПАКЕТА</text:p>
                </table:table-cell>
                <table:table-cell table:style-name="Таблица4.B3" office:value-type="string">
                  <text:p text:style-name="P1">Обновить конкретный пакет</text:p>
                  <text:p text:style-name="P1"/>
                </table:table-cell>
              </table:table-row>
              <table:table-row>
                <table:table-cell table:style-name="Таблица4.A3" office:value-type="string">
                  <text:p text:style-name="P1">mpkg clean</text:p>
                </table:table-cell>
                <table:table-cell table:style-name="Таблица4.B3" office:value-type="string">
                  <text:p text:style-name="P1">Очистить кэш закачанных пакетов (/var/mpkg/cache)</text:p>
                  <text:p text:style-name="P1"/>
                </table:table-cell>
              </table:table-row>
              <table:table-row>
                <table:table-cell table:style-name="Таблица4.A15" office:value-type="string">
                  <text:p text:style-name="P1">mpkg listgroups</text:p>
                </table:table-cell>
                <table:table-cell table:style-name="Таблица4.B15" office:value-type="string">
                  <text:p text:style-name="P1">вывести список существующих групп</text:p>
                  <text:p text:style-name="P9"/>
                </table:table-cell>
              </table:table-row>
              <table:table-row table:style-name="Таблица4.16">
                <table:table-cell table:style-name="Таблица4.A1" office:value-type="string">
                  <text:p text:style-name="P1"/>
                </table:table-cell>
                <table:table-cell table:style-name="Таблица4.A1" office:value-type="string">
                  <text:p text:style-name="P1"/>
                </table:table-cell>
              </table:table-row>
            </table:table>
            <text:p text:style-name="P1"/>
            <text:p text:style-name="P8"><draw:frame draw:style-name="fr1" draw:name="Графический объект2" text:anchor-type="paragraph" svg:width="3.537cm" svg:height="0.82cm" draw:z-index="0"><draw:image xlink:href="Pictures/10000201000000B50000002AF7900AC9.png" xlink:type="simple" xlink:show="embed" xlink:actuate="onLoad"/></draw:frame><text:soft-page-break/>Памятка AgiliaLinux</text:p>
            <text:p text:style-name="P2">2011.04-1</text:p>
            <text:p text:style-name="P7"><text:a xlink:type="simple" xlink:href="http://agilialinux.org/"><text:span text:style-name="T1">http://agilialinux.org</text:span></text:a></text:p>
            <text:p text:style-name="P5"/>
            <text:p text:style-name="P5">Справочная система</text:p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string">
                  <text:p text:style-name="P1">man название_программы</text:p>
                </table:table-cell>
                <table:table-cell table:style-name="Таблица7.B1" office:value-type="string">
                  <text:p text:style-name="P1">Получение диалоговой справки, большинство программ имеют страницы руководства. </text:p>
                  <text:p text:style-name="P1">Так, н-р, man bash — отобразит руководство по командному интерпретатору GNU Bourne-Again Shell</text:p>
                  <text:p text:style-name="P1"/>
                </table:table-cell>
              </table:table-row>
              <table:table-row>
                <table:table-cell table:style-name="Таблица7.A2" office:value-type="string">
                  <text:p text:style-name="P1">command [--help, -h]</text:p>
                </table:table-cell>
                <table:table-cell table:style-name="Таблица7.B2" office:value-type="string">
                  <text:p text:style-name="P1">Краткая справка по какой-то команде</text:p>
                  <text:p text:style-name="P1"/>
                </table:table-cell>
              </table:table-row>
              <table:table-row>
                <table:table-cell table:style-name="Таблица7.A3" office:value-type="string">
                  <text:p text:style-name="P1">/etc/agilialinux-version</text:p>
                </table:table-cell>
                <table:table-cell table:style-name="Таблица7.B3" office:value-type="string">
                  <text:p text:style-name="P1">Файл в котором содержится информации о версии системы</text:p>
                  <text:p text:style-name="P1"/>
                </table:table-cell>
              </table:table-row>
              <table:table-row>
                <table:table-cell table:style-name="Таблица7.A3" office:value-type="string">
                  <text:p text:style-name="P1">/usr/doc/pkgname-pkgver</text:p>
                </table:table-cell>
                <table:table-cell table:style-name="Таблица7.B3" office:value-type="string">
                  <text:p text:style-name="P1">Месторасположение в основном документации конкретных пакетов</text:p>
                  <text:p text:style-name="P1"/>
                </table:table-cell>
              </table:table-row>
              <table:table-row>
                <table:table-cell table:style-name="Таблица7.A3" office:value-type="string">
                  <text:p text:style-name="P1">AgiliaWiKi:</text:p>
                  <text:p text:style-name="P1"><text:a xlink:type="simple" xlink:href="http://wiki.agilialinux.ru/">http://wiki.agilialinux.ru</text:a></text:p>
                </table:table-cell>
                <table:table-cell table:style-name="Таблица7.B3" office:value-type="string">
                  <text:p text:style-name="P1">Руководства, FAQ, HowTo и прочее. Так же тема на форуме, посвященная How-To &amp; FAQ:</text:p>
                  <text:p text:style-name="P1"><text:a xlink:type="simple" xlink:href="http://forum.agilialinux.ru/viewforum.php?id=7">http://forum.agilialinux.ru/viewforum.php?id=7</text:a></text:p>
                  <text:p text:style-name="P1">(основной язык - русский)</text:p>
                  <text:p text:style-name="P1"/>
                </table:table-cell>
              </table:table-row>
              <table:table-row>
                <table:table-cell table:style-name="Таблица7.A3" office:value-type="string">
                  <text:p text:style-name="P1">Менеджер пакетов mpkg</text:p>
                  <text:p text:style-name="P1"><text:a xlink:type="simple" xlink:href="http://wiki.agilialinux.ru/mpkg">http://wiki.agilialinux.ru/mpkg</text:a></text:p>
                </table:table-cell>
                <table:table-cell table:style-name="Таблица7.B3" office:value-type="string">
                  <text:p text:style-name="P1">Инофрмация о менеджер пакетов, который используется в AgiliaLinux</text:p>
                  <text:p text:style-name="P1"/>
                </table:table-cell>
              </table:table-row>
              <table:table-row>
                <table:table-cell table:style-name="Таблица7.A7" office:value-type="string">
                  <text:p text:style-name="P1">AgiliaForum: Other Language <text:a xlink:type="simple" xlink:href="http://forum.agilialinux.ru/viewforum.php?id=27">http://forum.agilialinux.ru/viewforum.php?id=27</text:a></text:p>
                  <text:p text:style-name="P1"/>
                </table:table-cell>
                <table:table-cell table:style-name="Таблица7.B7" office:value-type="string">
                  <text:p text:style-name="P1"><text:s/>Тема на форуме для тех кто говорит на других языках, но есть вопрос.</text:p>
                </table:table-cell>
              </table:table-row>
              <table:table-row>
                <table:table-cell table:style-name="Таблица7.A1" table:number-columns-spanned="2" office:value-type="string">
                  <text:p text:style-name="P2"/>
                  <text:p text:style-name="P2">GUI-Installer</text:p>
                </table:table-cell>
                <table:covered-table-cell/>
              </table:table-row>
              <table:table-row>
                <table:table-cell table:style-name="Таблица7.A1" office:value-type="string">
                  <text:p text:style-name="P1">guisetup</text:p>
                </table:table-cell>
                <table:table-cell table:style-name="Таблица7.B1" office:value-type="string">
                  <text:p text:style-name="P1"><text:s/>Если во время установки системы случайно закрыли окно установщика, то Вы его всегда можете вызвать по команде guisetup (а так же из выпадающего меню оболочки установщика)</text:p>
                </table:table-cell>
              </table:table-row>
            </table:table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101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4T19:01:02</meta:creation-date>
    <dc:date>2011-04-05T00:24:07</dc:date>
    <meta:editing-duration>PT5H41M14S</meta:editing-duration>
    <meta:editing-cycles>21</meta:editing-cycles>
    <meta:generator>LibreOffice/3.3$Linux LibreOffice_project/330m19$Build-202</meta:generator>
    <meta:print-date>2011-01-15T18:38:03</meta:print-date>
    <meta:document-statistic meta:table-count="6" meta:image-count="1" meta:object-count="0" meta:page-count="2" meta:paragraph-count="176" meta:word-count="983" meta:character-count="7045"/>
  </office:meta>
</office:document-meta>
</file>